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 Semibold1" svg:font-family="'Segoe UI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26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style:text-underline-style="none" style:font-size-asian="36pt" style:font-size-complex="36pt"/>
    </style:style>
    <style:style style:name="P6" style:family="paragraph">
      <style:paragraph-properties fo:text-align="center"/>
      <style:text-properties fo:font-size="32pt"/>
    </style:style>
    <style:style style:name="P7" style:family="paragraph">
      <loext:graphic-properties draw:fill="none" draw:fill-color="#ffffff"/>
      <style:paragraph-properties fo:text-align="center"/>
      <style:text-properties style:font-name="Segoe UI Semibold" fo:font-size="32pt" style:text-underline-style="none" style:font-size-asian="32pt" style:font-size-complex="32pt"/>
    </style:style>
    <style:style style:name="P8" style:family="paragraph">
      <style:paragraph-properties fo:text-align="start"/>
      <style:text-properties fo:font-size="32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0pt" style:text-underline-style="none" fo:font-weight="bold" style:font-size-asian="20pt" style:font-weight-asian="bold" style:font-size-complex="20pt" style:font-weight-complex="bold"/>
    </style:style>
    <style:style style:name="T6" style:family="text">
      <style:text-properties style:font-name="Segoe UI Semibold" fo:font-size="20pt" style:text-underline-style="none" fo:font-weight="bold" style:font-size-asian="20pt" style:font-weight-asian="bold" style:font-size-complex="20pt" style:font-weight-complex="bold"/>
    </style:style>
    <style:style style:name="T7" style:family="text">
      <style:text-properties style:font-name="Segoe UI Semibold1" fo:font-size="20pt" style:text-underline-style="none" fo:font-weight="bold" style:font-name-asian="Segoe UI Semibold1" style:font-size-asian="20pt" style:font-weight-asian="bold" style:font-name-complex="Segoe UI Semibold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302cm" svg:x="1.778cm" svg:y="0.508cm">
          <draw:text-box>
            <text:p text:style-name="P1"><text:span text:style-name="T1">HYMN #572</text:span></text:p>
            <text:p text:style-name="P1"><text:span text:style-name="T2">“</text:span><text:span text:style-name="T2">In the Shattered Bliss of Ede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24.384cm" svg:height="7.011cm" svg:x="1.778cm" svg:y="0.609cm">
          <draw:text-box>
            <text:p text:style-name="P4"><text:span text:style-name="T3">1. </text:span><text:span text:style-name="T4">In the shattered bliss of Eden</text:span></text:p>
            <text:p text:style-name="P4"><text:span text:style-name="T4">Dawned the day of sacrifice,</text:span></text:p>
            <text:p text:style-name="P4"><text:span text:style-name="T4">As our primal parents shuddered-</text:span></text:p>
            <text:p text:style-name="P4"><text:span text:style-name="T4">Sin had caused this dreadful pri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7" draw:layer="layout" svg:width="24.384cm" svg:height="7.011cm" svg:x="1.778cm" svg:y="0.609cm">
          <draw:text-box>
            <text:p text:style-name="P6"><text:span text:style-name="T4">Faith embarked with this discernment;</text:span></text:p>
            <text:p text:style-name="P6"><text:span text:style-name="T4">Only God can cover sin,</text:span></text:p>
            <text:p text:style-name="P6"><text:span text:style-name="T4">As He took their leafy garments</text:span></text:p>
            <text:p text:style-name="P6"><text:span text:style-name="T4">And He clothed their shame with sk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3" draw:text-style-name="P7" draw:layer="layout" svg:width="24.384cm" svg:height="7.011cm" svg:x="1.778cm" svg:y="0.508cm">
          <draw:text-box>
            <text:p text:style-name="P6"><text:span text:style-name="T3">2. </text:span><text:span text:style-name="T4">Days and months and years unfolding</text:span></text:p>
            <text:p text:style-name="P6"><text:span text:style-name="T4">Clearly showed what sin had wrought;</text:span></text:p>
            <text:p text:style-name="P6"><text:span text:style-name="T4">Fallen Adam’s children learning</text:span></text:p>
            <text:p text:style-name="P6"><text:span text:style-name="T4">Lessons fallen parents tau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4" draw:text-style-name="P7" draw:layer="layout" svg:width="24.384cm" svg:height="7.519cm" svg:x="1.778cm" svg:y="0.508cm">
          <draw:text-box>
            <text:p text:style-name="P6"><text:span text:style-name="T4">All these sacrificial off’rings</text:span></text:p>
            <text:p text:style-name="P6"><text:span text:style-name="T4">Crested as a crimson flood:</text:span></text:p>
            <text:p text:style-name="P6"><text:span text:style-name="T4">Patriarchs and priests atoning</text:span></text:p>
            <text:p text:style-name="P6"><text:span text:style-name="T4">For their sins with cleansing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3" draw:text-style-name="P7" draw:layer="layout" svg:width="24.384cm" svg:height="7.011cm" svg:x="1.778cm" svg:y="0.508cm">
          <draw:text-box>
            <text:p text:style-name="P6"><text:span text:style-name="T3">3. </text:span><text:span text:style-name="T4">What these sacrifices promised</text:span></text:p>
            <text:p text:style-name="P6"><text:span text:style-name="T4">From a God who sought to bless,</text:span></text:p>
            <text:p text:style-name="P6"><text:span text:style-name="T4">Came at last- a second Adam-</text:span></text:p>
            <text:p text:style-name="P6"><text:span text:style-name="T4">Priest and King of Righteousness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3" draw:text-style-name="P7" draw:layer="layout" svg:width="24.384cm" svg:height="7.011cm" svg:x="1.778cm" svg:y="0.609cm">
          <draw:text-box>
            <text:p text:style-name="P6"><text:span text:style-name="T4">Son of God, incarnate Savior,</text:span></text:p>
            <text:p text:style-name="P6"><text:span text:style-name="T4">Son of Man, both Christ and Lord,</text:span></text:p>
            <text:p text:style-name="P6"><text:span text:style-name="T4">Who in naked shame would offer</text:span></text:p>
            <text:p text:style-name="P6"><text:span text:style-name="T4">On the cross His blood outpou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0">
        <draw:frame draw:style-name="gr3" draw:text-style-name="P7" draw:layer="layout" svg:width="24.384cm" svg:height="7.011cm" svg:x="1.778cm" svg:y="0.508cm">
          <draw:text-box>
            <text:p text:style-name="P6"><text:span text:style-name="T3">4. </text:span><text:span text:style-name="T4">Lamb of God, once slain for sinners,</text:span></text:p>
            <text:p text:style-name="P6"><text:span text:style-name="T4">Host, who spreads this meal divine,</text:span></text:p>
            <text:p text:style-name="P6"><text:span text:style-name="T4">Here You pledge our sins are covered,</text:span></text:p>
            <text:p text:style-name="P6"><text:span text:style-name="T4">Pledge received in bread and win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0">
        <draw:frame draw:style-name="gr3" draw:text-style-name="P7" draw:layer="layout" svg:width="24.384cm" svg:height="7.011cm" svg:x="1.778cm" svg:y="0.508cm">
          <draw:text-box>
            <text:p text:style-name="P6"><text:span text:style-name="T4">“</text:span><text:span text:style-name="T4">Take and eat; this is My body,</text:span></text:p>
            <text:p text:style-name="P6"><text:span text:style-name="T4">Given on the cross for you.</text:span></text:p>
            <text:p text:style-name="P6"><text:span text:style-name="T4">Take and drink; this cup of blessing</text:span></text:p>
            <text:p text:style-name="P6"><text:span text:style-name="T4">Is My blood poured out for you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0">
        <draw:frame draw:style-name="gr3" draw:text-style-name="P7" draw:layer="layout" svg:width="24.892cm" svg:height="7.011cm" svg:x="1.778cm" svg:y="0.609cm">
          <draw:text-box>
            <text:p text:style-name="P6"><text:span text:style-name="T3">5. </text:span><text:span text:style-name="T4">Taste and see the bliss of heaven</text:span></text:p>
            <text:p text:style-name="P6"><text:span text:style-name="T4">Known by saints around the throne,</text:span></text:p>
            <text:p text:style-name="P6"><text:span text:style-name="T4">Where the Lamb, in closest union,</text:span></text:p>
            <text:p text:style-name="P6"><text:span text:style-name="T4">Lives to love and feed His 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0">
        <draw:frame draw:style-name="gr3" draw:text-style-name="P7" draw:layer="layout" svg:width="24.638cm" svg:height="7.011cm" svg:x="1.778cm" svg:y="0.609cm">
          <draw:text-box>
            <text:p text:style-name="P6"><text:span text:style-name="T4">From His riven side forever</text:span></text:p>
            <text:p text:style-name="P6"><text:span text:style-name="T4">Flows the purest stream of love,</text:span></text:p>
            <text:p text:style-name="P6"><text:span text:style-name="T4">Love that robes us with the raiment</text:span></text:p>
            <text:p text:style-name="P6"><text:span text:style-name="T4">Worn by all who feast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1T0">
        <draw:frame draw:style-name="gr3" draw:text-style-name="P7" draw:layer="layout" svg:width="24.384cm" svg:height="7.011cm" svg:x="1.778cm" svg:y="0.609cm">
          <draw:text-box>
            <text:p text:style-name="P6"><text:span text:style-name="T3">6. </text:span><text:span text:style-name="T4">Gone the bliss of Eden’s garden,</text:span></text:p>
            <text:p text:style-name="P6"><text:span text:style-name="T4">Gone the age of sacrifice;</text:span></text:p>
            <text:p text:style-name="P6"><text:span text:style-name="T4">Ours the time of grace and favor,</text:span></text:p>
            <text:p text:style-name="P6"><text:span text:style-name="T4">Ours the call to paradis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1T0">
        <draw:frame draw:style-name="gr3" draw:text-style-name="P7" draw:layer="layout" svg:width="24.638cm" svg:height="12.651cm" svg:x="1.778cm" svg:y="0.609cm">
          <draw:text-box>
            <text:p text:style-name="P6"><text:span text:style-name="T4">Ever, Lord, impress upon us:</text:span></text:p>
            <text:p text:style-name="P6"><text:span text:style-name="T4">Only You can cover sin-</text:span></text:p>
            <text:p text:style-name="P6"><text:span text:style-name="T4">Take our worthless, self-made garments;</text:span></text:p>
            <text:p text:style-name="P6"><text:span text:style-name="T4">Clothe our shame and cleanse within.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6">Text: </text:span><text:span text:style-name="T7">©</text:span><text:span text:style-name="T6">2002 Stephen P. Stark;</text:span></text:p>
            <text:p text:style-name="P8"><text:span text:style-name="T6">Admin. Concordia Publishing House</text:span></text:p>
            <text:p text:style-name="P8"><text:span text:style-name="T6">Music: Public Domain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 Semibold1" svg:font-family="'Segoe UI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19:42:15.099000000</meta:creation-date>
    <dc:title>1030 worship</dc:title>
    <meta:editing-duration>PT26M32S</meta:editing-duration>
    <meta:editing-cycles>7</meta:editing-cycles>
    <meta:generator>LibreOffice/6.1.5.2$Windows_X86_64 LibreOffice_project/90f8dcf33c87b3705e78202e3df5142b201bd805</meta:generator>
    <dc:date>2019-04-23T17:20:50.110000000</dc:date>
    <meta:document-statistic meta:object-count="60"/>
  </office:meta>
</office:document-meta>
</file>